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hatch" draw:fill-hatch-name="Schwarz_20_60_20_Grad" draw:fill-hatch-solid="fals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905cm" svg:y1="2.397cm" svg:x2="2.905cm" svg:y2="4.048cm">
          <text:p/>
        </draw:line>
        <draw:line draw:style-name="gr1" draw:text-style-name="P1" draw:layer="layout" svg:x1="2.459cm" svg:y1="4.045cm" svg:x2="3.348cm" svg:y2="4.045cm">
          <text:p/>
        </draw:line>
        <draw:line draw:style-name="gr1" draw:text-style-name="P1" draw:layer="layout" svg:x1="2.016cm" svg:y1="4.429cm" svg:x2="3.794cm" svg:y2="4.429cm">
          <text:p/>
        </draw:line>
        <draw:line draw:style-name="gr1" draw:text-style-name="P1" draw:layer="layout" svg:x1="2.905cm" svg:y1="2.397cm" svg:x2="5.826cm" svg:y2="2.397cm">
          <text:p/>
        </draw:line>
        <draw:line draw:style-name="gr1" draw:text-style-name="P1" draw:layer="layout" svg:x1="2.904cm" svg:y1="4.415cm" svg:x2="2.904cm" svg:y2="6.066cm">
          <text:p/>
        </draw:line>
        <draw:line draw:style-name="gr1" draw:text-style-name="P1" draw:layer="layout" svg:x1="2.905cm" svg:y1="6.08cm" svg:x2="8.747cm" svg:y2="6.08cm">
          <text:p/>
        </draw:line>
        <draw:line draw:style-name="gr1" draw:text-style-name="P1" draw:layer="layout" svg:x1="8.747cm" svg:y1="6.08cm" svg:x2="8.747cm" svg:y2="4.81cm">
          <text:p/>
        </draw:line>
        <draw:line draw:style-name="gr1" draw:text-style-name="P1" draw:layer="layout" svg:x1="5.953cm" svg:y1="2.778cm" svg:x2="6.334cm" svg:y2="2.397cm">
          <text:p/>
        </draw:line>
        <draw:line draw:style-name="gr1" draw:text-style-name="P1" draw:layer="layout" svg:x1="6.334cm" svg:y1="2.397cm" svg:x2="8.747cm" svg:y2="2.397cm">
          <text:p/>
        </draw:line>
        <draw:custom-shape draw:style-name="gr2" draw:text-style-name="P1" draw:layer="layout" svg:width="0.381cm" svg:height="1.143cm" svg:x="8.56cm" svg:y="3.66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747cm" svg:y1="2.397cm" svg:x2="8.747cm" svg:y2="3.667cm">
          <text:p/>
        </draw:line>
        <draw:line draw:style-name="gr1" draw:text-style-name="P1" draw:layer="layout" svg:x1="5.953cm" svg:y1="2.778cm" svg:x2="5.953cm" svg:y2="3.54cm">
          <text:p/>
        </draw:line>
        <draw:custom-shape draw:style-name="gr3" draw:text-style-name="P1" draw:layer="layout" svg:width="0.254cm" svg:height="0.635cm" svg:x="5.826cm" svg:y="3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826cm" svg:y="3.53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254cm" svg:height="0.254cm" svg:x="5.826cm" svg:y="4.429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5.955cm" svg:y1="4.683cm" svg:x2="5.955cm" svg:y2="6.08cm">
          <text:p/>
        </draw:line>
        <draw:line draw:style-name="gr1" draw:text-style-name="P1" draw:layer="layout" svg:x1="5.898cm" svg:y1="4.125cm" svg:x2="6.025cm" svg:y2="3.998cm">
          <text:p/>
        </draw:line>
        <draw:line draw:style-name="gr1" draw:text-style-name="P1" draw:layer="layout" svg:x1="5.898cm" svg:y1="4.225cm" svg:x2="6.025cm" svg:y2="4.098cm">
          <text:p/>
        </draw:line>
        <draw:line draw:style-name="gr1" draw:text-style-name="P1" draw:layer="layout" svg:x1="5.953cm" svg:y1="4.048cm" svg:x2="5.953cm" svg:y2="3.667cm">
          <text:p/>
        </draw:line>
        <draw:line draw:style-name="gr1" draw:text-style-name="P1" draw:layer="layout" svg:x1="5.952cm" svg:y1="4.548cm" svg:x2="5.952cm" svg:y2="4.167cm">
          <text:p/>
        </draw:line>
        <draw:frame draw:style-name="gr4" draw:layer="layout" svg:width="0.853cm" svg:height="0.962cm" svg:x="7.731cm" svg:y="3.794cm">
          <draw:text-box>
            <text:p>L</text:p>
          </draw:text-box>
        </draw:frame>
        <draw:frame draw:style-name="gr4" draw:text-style-name="P2" draw:layer="layout" svg:width="3.571cm" svg:height="1.199cm" svg:x="1.254cm" svg:y="2.778cm">
          <draw:text-box>
            <text:p text:style-name="P2"><text:span text:style-name="T1">3V</text:span></text:p>
            <text:p text:style-name="P2"><text:span text:style-name="T1">Gleichspannung</text:span></text:p>
          </draw:text-box>
        </draw:frame>
        <draw:frame draw:style-name="gr4" draw:layer="layout" svg:width="0.925cm" svg:height="0.962cm" svg:x="6.116cm" svg:y="2.397cm">
          <draw:text-box>
            <text:p>S</text:p>
          </draw:text-box>
        </draw:frame>
        <draw:frame draw:style-name="gr4" draw:text-style-name="P3" draw:layer="layout" svg:width="2.89cm" svg:height="0.725cm" svg:x="4.529cm" svg:y="4.71cm">
          <draw:text-box>
            <text:p text:style-name="P3"><text:span text:style-name="T1">Glimmlam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Schwarz_20_60_20_Grad" draw:display-name="Schwarz 60 Grad" draw:style="single" draw:color="#000000" draw:distance="0.102cm" draw:rotation="6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ll </meta:initial-creator>
    <meta:creation-date>2015-12-27T13:58:04</meta:creation-date>
    <dc:date>2015-12-27T14:09:36</dc:date>
    <dc:creator>Till </dc:creator>
    <meta:editing-duration>PT4M19S</meta:editing-duration>
    <meta:editing-cycles>2</meta:editing-cycles>
    <meta:generator>LibreOffice/3.5$Linux_X86_64 LibreOffice_project/350m1$Build-2</meta:generator>
    <meta:document-statistic meta:object-count="24"/>
  </office:meta>
</office:document-meta>
</file>